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eWeb" style:master-page-name="MP0" style:family="paragraph">
      <style:paragraph-properties fo:break-before="page" fo:border="0.0034in solid #D9D9E3" fo:padding="0in" style:shadow="none" fo:margin-top="0in" fo:margin-bottom="0.2083in" fo:background-color="#444654"/>
      <style:text-properties style:font-name="Segoe UI" style:font-name-complex="Segoe UI" fo:color="#D1D5DB"/>
    </style:style>
    <style:style style:name="P2" style:parent-style-name="NormaleWeb" style:list-style-name="LFO1" style:family="paragraph">
      <style:paragraph-properties fo:border="0.0034in solid #D9D9E3" fo:padding-top="0in" fo:padding-left="0.0694in" fo:padding-bottom="0in" fo:padding-right="0in" style:shadow="none" fo:margin-top="0in" fo:margin-bottom="0in" fo:background-color="#444654"/>
      <style:text-properties style:font-name="Segoe UI" style:font-name-complex="Segoe UI" fo:color="#D1D5DB"/>
    </style:style>
    <style:style style:name="P3" style:parent-style-name="NormaleWeb" style:list-style-name="LFO1" style:family="paragraph">
      <style:paragraph-properties fo:border="0.0034in solid #D9D9E3" fo:padding-top="0in" fo:padding-left="0.0694in" fo:padding-bottom="0in" fo:padding-right="0in" style:shadow="none" fo:margin-top="0in" fo:margin-bottom="0in" fo:background-color="#444654"/>
      <style:text-properties style:font-name="Segoe UI" style:font-name-complex="Segoe UI" fo:color="#D1D5DB"/>
    </style:style>
    <style:style style:name="P4" style:parent-style-name="NormaleWeb" style:list-style-name="LFO1" style:family="paragraph">
      <style:paragraph-properties fo:border="0.0034in solid #D9D9E3" fo:padding-top="0in" fo:padding-left="0.0694in" fo:padding-bottom="0in" fo:padding-right="0in" style:shadow="none" fo:margin-top="0in" fo:margin-bottom="0in" fo:background-color="#444654"/>
      <style:text-properties style:font-name="Segoe UI" style:font-name-complex="Segoe UI" fo:color="#D1D5DB"/>
    </style:style>
    <style:style style:name="P5" style:parent-style-name="NormaleWeb" style:list-style-name="LFO1" style:family="paragraph">
      <style:paragraph-properties fo:border="0.0034in solid #D9D9E3" fo:padding-top="0in" fo:padding-left="0.0694in" fo:padding-bottom="0in" fo:padding-right="0in" style:shadow="none" fo:margin-top="0in" fo:margin-bottom="0in" fo:background-color="#444654"/>
      <style:text-properties style:font-name="Segoe UI" style:font-name-complex="Segoe UI" fo:color="#D1D5DB"/>
    </style:style>
    <style:style style:name="P6" style:parent-style-name="NormaleWeb" style:list-style-name="LFO1" style:family="paragraph">
      <style:paragraph-properties fo:border="0.0034in solid #D9D9E3" fo:padding-top="0in" fo:padding-left="0.0694in" fo:padding-bottom="0in" fo:padding-right="0in" style:shadow="none" fo:margin-top="0in" fo:margin-bottom="0in" fo:background-color="#444654"/>
      <style:text-properties style:font-name="Segoe UI" style:font-name-complex="Segoe UI" fo:color="#D1D5DB"/>
    </style:style>
    <style:style style:name="P7" style:parent-style-name="NormaleWeb" style:family="paragraph">
      <style:paragraph-properties fo:border="0.0034in solid #D9D9E3" fo:padding="0in" style:shadow="none" fo:margin-top="0.2083in" fo:margin-bottom="0in" fo:background-color="#444654"/>
      <style:text-properties style:font-name="Segoe UI" style:font-name-complex="Segoe UI" fo:color="#D1D5DB"/>
    </style:style>
    <style:style style:name="P8" style:parent-style-name="Normale" style:family="paragraph">
      <style:text-properties style:text-underline-type="single" style:text-underline-style="solid" style:text-underline-width="auto" style:text-underline-mode="continuous"/>
    </style:style>
  </office:automatic-styles>
  <office:body>
    <office:text text:use-soft-page-breaks="true">
      <text:p text:style-name="P1">Il progetto descritto presenta diversi use case che potrebbero essere affrontati. Ecco alcuni esempi:</text:p>
      <text:list text:style-name="LFO1" text:continue-numbering="true">
        <text:list-item>
          <text:p text:style-name="P2">Condivisione di dati sanitari internazionali: Il sistema permette la condivisione dei dati sanitari emergenziali tra diversi paesi o regioni. Ad esempio, nel tuo caso, i tuoi dati sanitari verrebbero memorizzati nel cloud e accessibili tramite un'identificazione RFID. Gli operatori sanitari in un paese straniero potrebbero accedere alle tue informazioni cruciali per fornire cure tempestive e adeguate durante una fase acuta.</text:p>
        </text:list-item>
        <text:list-item>
          <text:p text:style-name="P3">Utilizzo di piattaforme cloud-based: Il sistema sfrutta una piattaforma cloud, come Amazon Web Services (AWS), per archiviare e gestire i dati sanitari in modo sicuro. La piattaforma cloud consente l'accesso remoto ai dati da parte degli operatori sanitari autorizzati, indipendentemente dalla loro posizione geografica.</text:p>
        </text:list-item>
        <text:list-item>
          <text:p text:style-name="P4">Identificazione del paziente tramite tecnologia RFID: Il sistema utilizza la tecnologia RFID per identificare in modo univoco i pazienti. Ad esempio, potresti avere una scheda o un braccialetto RFID che contiene un codice identificativo univoco collegato ai tuoi dati sanitari nel cloud. Gli operatori sanitari possono leggere il codice RFID utilizzando un'app mobile o un lettore RFID per accedere alle tue informazioni.</text:p>
        </text:list-item>
        <text:list-item>
          <text:p text:style-name="P5">Gestione delle malattie croniche rare: Il sistema fornisce supporto specifico per la gestione di malattie croniche rare. Nel tuo caso, i tuoi dati sanitari includerebbero informazioni dettagliate sulla tua malattia rara, cure specifiche richieste e indicazioni per la gestione delle fasi acute. Queste informazioni sarebbero accessibili dagli operatori sanitari per fornire trattamenti adeguati anche quando ti trovi in un paese senza un sistema di condivisione dati sanitari con l'Europa.</text:p>
        </text:list-item>
        <text:list-item>
          <text:p text:style-name="P6">Creazione di codici per gruppo sanguigno ed allergeni: Oltre all'identificazione RFID, potrebbe essere valutata l'inclusione di codici nel sistema per indicare il tuo gruppo sanguigno e gli eventuali allergeni ad alto rischio. Questi codici potrebbero essere memorizzati nell'RFID e consultabili dagli operatori sanitari anche in assenza di connessione di rete. Ciò consentirebbe di fornire trattamenti adeguati e di evitare potenziali reazioni allergiche.</text:p>
        </text:list-item>
      </text:list>
      <text:p text:style-name="P7">Questi sono solo alcuni degli use case possibili per il progetto descritto. Ovviamente, l'implementazione effettiva dipenderà dai requisiti specifici e dalle scelte progettuali che verranno fatte.</text:p>
      <text:p text:style-name="P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a La Rosa</meta:initial-creator>
    <dc:creator>Andrea La Rosa</dc:creator>
    <meta:creation-date>2023-07-11T15:53:00Z</meta:creation-date>
    <dc:date>2023-07-11T15:53:00Z</dc:date>
    <meta:template xlink:href="Normal" xlink:type="simple"/>
    <meta:editing-cycles>1</meta:editing-cycles>
    <meta:editing-duration>PT0S</meta:editing-duration>
    <meta:document-statistic meta:page-count="1" meta:paragraph-count="4" meta:word-count="360" meta:character-count="2414" meta:row-count="17" meta:non-whitespace-character-count="2058"/>
  </office:meta>
</office:document-meta>
</file>